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solid" draw:fill-color="#729fcf" draw:opacity="100%" draw:stroke="solid" svg:stroke-width="0.02778in" svg:stroke-color="#3465a4" svg:stroke-opacity="100%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35" draw:master-page-name="Master2-Layout7-blank-Vide" presentation:presentation-page-layout-name="Master2-PPL7" draw:id="Slide-256">
        <draw:frame draw:id="id196" presentation:style-name="a1238" draw:name="Titre 1" svg:x="4.56727in" svg:y="3.87768in" svg:width="1.88976in" svg:height="0.51199in" presentation:class="title" presentation:placeholder="false">
          <draw:text-box>
            <text:p text:style-name="a1237" text:class-names="" text:cond-style-name=""><text:span text:style-name="a1236" text:class-names="">Projet UF</text:span></text:p>
          </draw:text-box>
          <svg:title/>
          <svg:desc/>
        </draw:frame>
        <draw:frame draw:id="id197" presentation:style-name="a1247" draw:name="Sous-titre 2" svg:x="0.59055in" svg:y="5.11811in" svg:width="10.03937in" svg:height="2.75591in" presentation:class="subtitle" presentation:placeholder="false">
          <draw:text-box>
            <text:p text:style-name="a1240" text:class-names="" text:cond-style-name=""><text:span text:style-name="a1239" text:class-names="">Groupe : Killian Buton, Arthur Laforest, Baptiste Bonnin</text:span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198" draw:style-name="a1250" draw:name="ZoneTexte 3" svg:x="0.3937in" svg:y="7.55906in" svg:width="1.73228in" svg:height="0.67913in">
          <draw:text-box>
            <text:p text:style-name="a1249" text:class-names="" text:cond-style-name=""><text:span text:style-name="a1248" text:class-names="">Année : 2019/2020</text:span></text:p>
          </draw:text-box>
          <svg:title/>
          <svg:desc/>
        </draw:frame>
        <draw:frame draw:id="id199" draw:style-name="a1253" draw:name="ZoneTexte 4" svg:x="7.95276in" svg:y="7.55906in" svg:width="2.75591in" svg:height="0.67913in">
          <draw:text-box>
            <text:p text:style-name="a1252" text:class-names="" text:cond-style-name=""><text:span text:style-name="a1251" text:class-names="">Ynov Bordeaux Campus</text:span></text:p>
          </draw:text-box>
          <svg:title/>
          <svg:desc/>
        </draw:frame>
        <draw:frame draw:id="id200" draw:style-name="a1256" draw:name="ZoneTexte 5" svg:x="8.58277in" svg:y="0.18956in" svg:width="2.1259in" svg:height="0.40757in">
          <draw:text-box>
            <text:p text:style-name="a1255" text:class-names="" text:cond-style-name=""><text:span text:style-name="a1254" text:class-names="">Jeudi 30 Avril 2020</text:span></text:p>
          </draw:text-box>
          <svg:title/>
          <svg:desc/>
        </draw:frame>
        <presentation:notes draw:style-name="a1262">
          <draw:frame draw:id="id201" draw:style-name="a1259" draw:name="Espace réservé du numéro de diapositive 6" svg:x="4.67953in" svg:y="11.10827in" svg:width="3.5878in" svg:height="0.58425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2" presentation:style-name="a1260" draw:name="Espace réservé de l'image des diapositives 1">
            <svg:title/>
            <svg:desc/>
          </draw:page-thumbnail>
          <draw:frame draw:id="id203" presentation:style-name="a12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63" draw:master-page-name="Master1-Layout7-blank-Vide" presentation:presentation-page-layout-name="Master1-PPL7" draw:id="Slide-257">
        <draw:frame draw:id="id204" draw:style-name="a1266" draw:name="Espace réservé du numéro de diapositive 3" svg:x="0.19685in" svg:y="7.48031in" svg:width="0.59055in" svg:height="0.59055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frame draw:id="id205" presentation:style-name="a1273" draw:name="Titre 1" svg:x="0.3937in" svg:y="0.61702in" svg:width="5.90417in" svg:height="0.54816in" presentation:class="title" presentation:placeholder="false">
          <draw:text-box>
            <text:p text:style-name="a1272" text:class-names="" text:cond-style-name=""><text:span text:style-name="a1267" text:class-names="">Présentation<text:s text:c="1"/></text:span><text:span text:style-name="a1268" text:class-names="">globale<text:s text:c="1"/></text:span><text:span text:style-name="a1269" text:class-names="">du<text:s text:c="1"/></text:span><text:span text:style-name="a1270" text:class-names="">projet</text:span><text:span text:style-name="a1271" text:class-names=""/></text:p>
          </draw:text-box>
          <svg:title/>
          <svg:desc/>
        </draw:frame>
        <draw:frame draw:id="id206" presentation:style-name="a1305" draw:name="Espace réservé du texte 2" svg:x="0.3937in" svg:y="2.16535in" svg:width="10.03937in" svg:height="5.11811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4" text:class-names="">Ce que nous pouvions faire :<text:s text:c="1"/>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-Sujet 1 : Spotify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-Sujet 2 : Site internet regroupant tous les composants de notre laptop et voir si tous les drivers sont<text:s text:c="1"/></text:span><text:span text:style-name="a1288" text:class-names="">à<text:s text:c="1"/></text:span><text:span text:style-name="a1289" text:class-names="">jours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5" text:class-names="">-Sujet 3 : Site internet<text:s text:c="1"/></text:span><text:span text:style-name="a1296" text:class-names="">pour le<text:s text:c="1"/></text:span><text:span text:style-name="a1297" text:class-names="">stream</text:span><text:span text:style-name="a1298" text:class-names=""><text:s text:c="1"/>de Arthur, et exploitation de l’api d’un jeu</text:span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  <draw:frame draw:id="id207" draw:style-name="a1308" draw:name="ZoneTexte 4" svg:x="1.02273in" svg:y="7.52315in" svg:width="6.96591in" svg:height="0.50488in">
          <draw:text-box>
            <text:p text:style-name="a1307" text:class-names="" text:cond-style-name=""><text:span text:style-name="a1306" text:class-names="">Ynov Bordeaux Campus</text:span></text:p>
          </draw:text-box>
          <svg:title/>
          <svg:desc/>
        </draw:frame>
        <draw:frame draw:id="id208" draw:style-name="a1311" draw:name="ZoneTexte 5" svg:x="8.31818in" svg:y="7.52315in" svg:width="2.60227in" svg:height="0.50488in">
          <draw:text-box>
            <text:p text:style-name="a1310" text:class-names="" text:cond-style-name=""><text:span text:style-name="a1309" text:class-names="">2019/2020</text:span></text:p>
          </draw:text-box>
          <svg:title/>
          <svg:desc/>
        </draw:frame>
        <presentation:notes draw:style-name="a1317">
          <draw:frame draw:id="id209" draw:style-name="a1314" draw:name="Espace réservé du numéro de diapositive 6" svg:x="4.67953in" svg:y="11.10827in" svg:width="3.5878in" svg:height="0.58425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0" presentation:style-name="a1315" draw:name="Espace réservé de l'image des diapositives 1">
            <svg:title/>
            <svg:desc/>
          </draw:page-thumbnail>
          <draw:frame draw:id="id211" presentation:style-name="a13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18" draw:master-page-name="Master1-Layout7-blank-Vide" presentation:presentation-page-layout-name="Master1-PPL7" draw:id="Slide-258">
        <draw:frame draw:id="id212" draw:style-name="a1321" draw:name="Espace réservé du numéro de diapositive 3" svg:x="0.19685in" svg:y="7.48031in" svg:width="0.59055in" svg:height="0.59055in">
          <draw:text-box>
            <text:p text:style-name="a1320" text:class-names="" text:cond-style-name=""><text:span text:style-name="a1319" text:class-names=""><text:page-number style:num-format="1" text:fixed="false"/></text:span></text:p>
          </draw:text-box>
          <svg:title/>
          <svg:desc/>
        </draw:frame>
        <draw:frame draw:id="id213" presentation:style-name="a1326" draw:name="Titre 1" svg:x="0.42474in" svg:y="0.60638in" svg:width="4.98864in" svg:height="0.52882in" presentation:class="title" presentation:placeholder="false">
          <draw:text-box>
            <text:p text:style-name="a1325" text:class-names="" text:cond-style-name=""><text:span text:style-name="a1322" text:class-names="">Ce que nous avons<text:s text:c="1"/></text:span><text:span text:style-name="a1323" text:class-names="">choisis</text:span><text:span text:style-name="a1324" text:class-names=""/></text:p>
          </draw:text-box>
          <svg:title/>
          <svg:desc/>
        </draw:frame>
        <draw:frame draw:id="id214" presentation:style-name="a1335" draw:name="Espace réservé du texte 2" svg:x="0.42177in" svg:y="3.731in" svg:width="10.18077in" svg:height="1.19635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7" text:class-names="">Nous avons donc<text:s text:c="1"/></text:span><text:span text:style-name="a1328" text:class-names="">choisis de faire<text:s text:c="1"/></text:span><text:span text:style-name="a1329" text:class-names="">le sujet 3 car c’est celui qui nous paraissait le plus intéressant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  <draw:frame draw:id="id215" draw:style-name="a1338" draw:name="ZoneTexte 6" svg:x="1.02273in" svg:y="7.52315in" svg:width="6.96591in" svg:height="0.50488in">
          <draw:text-box>
            <text:p text:style-name="a1337" text:class-names="" text:cond-style-name=""><text:span text:style-name="a1336" text:class-names="">Ynov Bordeaux Campus</text:span></text:p>
          </draw:text-box>
          <svg:title/>
          <svg:desc/>
        </draw:frame>
        <draw:frame draw:id="id216" draw:style-name="a1341" draw:name="ZoneTexte 8" svg:x="8.31818in" svg:y="7.52315in" svg:width="2.60227in" svg:height="0.50488in">
          <draw:text-box>
            <text:p text:style-name="a1340" text:class-names="" text:cond-style-name=""><text:span text:style-name="a1339" text:class-names="">2019/2020</text:span></text:p>
          </draw:text-box>
          <svg:title/>
          <svg:desc/>
        </draw:frame>
        <presentation:notes draw:style-name="a1347">
          <draw:frame draw:id="id217" draw:style-name="a1344" draw:name="Espace réservé du numéro de diapositive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345" draw:name="Espace réservé de l'image des diapositives 1">
            <svg:title/>
            <svg:desc/>
          </draw:page-thumbnail>
          <draw:frame draw:id="id219" presentation:style-name="a13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348" draw:master-page-name="Master1-Layout7-blank-Vide" presentation:presentation-page-layout-name="Master1-PPL7" draw:id="Slide-259">
        <draw:frame draw:id="id220" draw:style-name="a1351" draw:name="Espace réservé du numéro de diapositive 3" svg:x="0.19685in" svg:y="7.48031in" svg:width="0.59055in" svg:height="0.59055in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  <draw:frame draw:id="id221" draw:style-name="a1354" draw:name="ZoneTexte 2" svg:x="1.02273in" svg:y="7.52315in" svg:width="6.96591in" svg:height="0.50488in">
          <draw:text-box>
            <text:p text:style-name="a1353" text:class-names="" text:cond-style-name=""><text:span text:style-name="a1352" text:class-names="">Ynov Bordeaux Campus</text:span></text:p>
          </draw:text-box>
          <svg:title/>
          <svg:desc/>
        </draw:frame>
        <draw:frame draw:id="id222" draw:style-name="a1357" draw:name="ZoneTexte 4" svg:x="8.31818in" svg:y="7.52315in" svg:width="2.60227in" svg:height="0.50488in">
          <draw:text-box>
            <text:p text:style-name="a1356" text:class-names="" text:cond-style-name=""><text:span text:style-name="a1355" text:class-names="">2019/2020</text:span></text:p>
          </draw:text-box>
          <svg:title/>
          <svg:desc/>
        </draw:frame>
        <draw:frame draw:id="id223" draw:style-name="a1360" draw:name="ZoneTexte 4" svg:x="0.49212in" svg:y="0.57447in" svg:width="4.24468in" svg:height="0.63952in">
          <draw:text-box>
            <text:p text:style-name="a1359" text:class-names="" text:cond-style-name=""><text:span text:style-name="a1358" text:class-names=""/></text:p>
          </draw:text-box>
          <svg:title/>
          <svg:desc/>
        </draw:frame>
      </draw:page>
      <draw:page draw:name="Slide5" draw:style-name="a1361" draw:master-page-name="Master1-Layout7-blank-Vide" presentation:presentation-page-layout-name="Master1-PPL7" draw:id="Slide-260">
        <draw:frame draw:id="id224" draw:style-name="a1370" draw:name="ZoneTexte 1" svg:x="0.36364in" svg:y="0.52273in" svg:width="9.97727in" svg:height="1.17806in">
          <draw:text-box>
            <text:p text:style-name="a1367" text:class-names="" text:cond-style-name=""><text:span text:style-name="a1362" text:class-names="">Passons<text:s text:c="1"/></text:span><text:span text:style-name="a1363" text:class-names="">à<text:s text:c="1"/></text:span><text:span text:style-name="a1364" text:class-names="">la<text:s text:c="1"/></text:span><text:span text:style-name="a1365" text:class-names="">démonstration<text:s text:c="1"/></text:span><text:span text:style-name="a1366" text:class-names="">du site<text:s text:c="1"/></text:span></text:p>
            <text:p text:style-name="a1369" text:class-names="" text:cond-style-name=""><text:span text:style-name="a1368" text:class-names=""/></text:p>
          </draw:text-box>
          <svg:title/>
          <svg:desc/>
        </draw:frame>
        <draw:frame draw:id="id225" draw:style-name="a1373" draw:name="Espace réservé du numéro de diapositive 3" svg:x="0.19685in" svg:y="7.48031in" svg:width="0.59055in" svg:height="0.59055in">
          <draw:text-box>
            <text:p text:style-name="a1372" text:class-names="" text:cond-style-name=""><text:span text:style-name="a1371" text:class-names=""><text:page-number style:num-format="1" text:fixed="false"/></text:span></text:p>
          </draw:text-box>
          <svg:title/>
          <svg:desc/>
        </draw:frame>
        <draw:frame draw:id="id226" draw:style-name="a1376" draw:name="ZoneTexte 9" svg:x="1.02273in" svg:y="7.52315in" svg:width="6.96591in" svg:height="0.50488in">
          <draw:text-box>
            <text:p text:style-name="a1375" text:class-names="" text:cond-style-name=""><text:span text:style-name="a1374" text:class-names="">Ynov Bordeaux Campus</text:span></text:p>
          </draw:text-box>
          <svg:title/>
          <svg:desc/>
        </draw:frame>
        <draw:frame draw:id="id227" draw:style-name="a1379" draw:name="ZoneTexte 10" svg:x="8.31818in" svg:y="7.52315in" svg:width="2.60227in" svg:height="0.50488in">
          <draw:text-box>
            <text:p text:style-name="a1378" text:class-names="" text:cond-style-name=""><text:span text:style-name="a1377" text:class-names="">2019/202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draw:fill="none" draw:stroke="non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">
      <style:graphic-properties draw:fill="none" draw:stroke="none"/>
    </style:style>
    <style:style style:family="presentation" style:name="a341">
      <style:graphic-properties draw:fill="none" draw:stroke="non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draw:fill="none" draw:stroke="non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draw:fill="none" draw:stroke="non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draw:fill="none" draw:stroke="non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non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draw:fill="none" draw:stroke="non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none" draw:stroke="non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non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Espace réservé de la date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Espace réservé du pied de page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Espace réservé du numéro de diapositive 9" svg:x="0.19685in" svg:y="7.48031in" svg:width="0.59055in" svg:height="0.5905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page-thumbnail svg:x="1.21063in" svg:y="0.88858in" svg:width="5.84567in" svg:height="4.38425in" presentation:class="page" draw:id="id9" presentation:style-name="a41" draw:name="Espace réservé de l'image des diapositives 1">
          <svg:title/>
          <svg:desc/>
        </draw:page-thumbnail>
        <draw:frame draw:id="id10" presentation:style-name="a44" draw:name="Espace réservé des notes 2" svg:x="0.82677in" svg:y="5.55394in" svg:width="6.61378in" svg:height="5.26142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e l'en-tête 3" svg:x="0in" svg:y="0in" svg:width="3.5878in" svg:height="0.5842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Espace réservé de la date 4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Espace réservé du pied de page 5" svg:x="0in" svg:y="11.10827in" svg:width="3.5878in" svg:height="0.5842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Espace réservé du numéro de diapositive 6" svg:x="4.67953in" svg:y="11.10827in" svg:width="3.5878in" svg:height="0.5842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8">
      <draw:custom-shape svg:x="0in" svg:y="0.19685in" svg:width="10.62992in" svg:height="1.37795in" draw:id="id15" draw:layer="Master1-bg" draw:style-name="a61" draw:name="Forme libre : forme 6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4" draw:name="Forme libre : forme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7" draw:name="Forme libre : form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0" draw:name="Forme libre : form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3" draw:name="Titre 1" svg:x="1.37847in" svg:y="1.35243in" svg:width="8.26736in" svg:height="2.87847in" presentation:class="title" presentation:placeholder="false">
        <draw:text-box>
          <text:p text:style-name="a72" text:class-names="" text:cond-style-name=""><text:span text:style-name="a71" text:class-names="">Modifiez le style du titre</text:span></text:p>
        </draw:text-box>
        <svg:title/>
        <svg:desc/>
      </draw:frame>
      <draw:frame draw:id="id20" presentation:style-name="a76" draw:name="Sous-titre 2" svg:x="1.37847in" svg:y="4.34201in" svg:width="8.26736in" svg:height="1.99653in" presentation:class="subtitle" presentation:placeholder="false">
        <draw:text-box>
          <text:p text:style-name="a75" text:class-names="" text:cond-style-name=""><text:span text:style-name="a74" text:class-names="">Modifiez le style des sous-titres du masque</text:span></text:p>
        </draw:text-box>
        <svg:title/>
        <svg:desc/>
      </draw:frame>
      <draw:frame draw:id="id21" presentation:style-name="a79" draw:name="Espace réservé de la date 3" svg:x="8.26772in" svg:y="7.48031in" svg:width="2.55906in" svg:height="0.57047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2" presentation:style-name="a82" draw:name="Espace réservé du pied de page 4" svg:x="1.1811in" svg:y="7.48031in" svg:width="3.54331in" svg:height="0.59055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3" presentation:style-name="a85" draw:name="Espace réservé du numéro de diapositive 5" svg:x="0.19685in" svg:y="7.48031in" svg:width="0.59055in" svg:height="0.59055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02">
        <draw:page-thumbnail svg:x="1.21063in" svg:y="0.88858in" svg:width="5.84567in" svg:height="4.38425in" presentation:class="page" draw:id="id9" presentation:style-name="a86" draw:name="Espace réservé de l'image des diapositives 1">
          <svg:title/>
          <svg:desc/>
        </draw:page-thumbnail>
        <draw:frame draw:id="id10" presentation:style-name="a89" draw:name="Espace réservé des notes 2" svg:x="0.82677in" svg:y="5.55394in" svg:width="6.61378in" svg:height="5.26142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1" presentation:style-name="a92" draw:name="Espace réservé de l'en-tête 3" svg:x="0in" svg:y="0in" svg:width="3.5878in" svg:height="0.5842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5" draw:name="Espace réservé de la date 4" svg:x="4.67953in" svg:y="0in" svg:width="3.5878in" svg:height="0.58425in" presentation:class="date-time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Espace réservé du pied de page 5" svg:x="0in" svg:y="11.10827in" svg:width="3.5878in" svg:height="0.5842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Espace réservé du numéro de diapositive 6" svg:x="4.67953in" svg:y="11.10827in" svg:width="3.5878in" svg:height="0.5842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3">
      <draw:custom-shape svg:x="0in" svg:y="0.19685in" svg:width="10.62992in" svg:height="1.37795in" draw:id="id24" draw:layer="Master1-bg" draw:style-name="a106" draw:name="Forme libre : forme 6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09" draw:name="Forme libre : forme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2" draw:name="Forme libre : form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5" draw:name="Forme libre : form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8" draw:name="Titre 1" svg:x="0.3937in" svg:y="0.3937in" svg:width="10.23622in" svg:height="0.98425in" presentation:class="title" presentation:placeholder="false">
        <draw:text-box>
          <text:p text:style-name="a117" text:class-names="" text:cond-style-name=""><text:span text:style-name="a116" text:class-names="">Modifiez le style du titre</text:span></text:p>
        </draw:text-box>
        <svg:title/>
        <svg:desc/>
      </draw:frame>
      <draw:frame draw:id="id29" presentation:style-name="a133" draw:name="Espace réservé du contenu 2" svg:x="0.3937in" svg:y="2.16535in" svg:width="10.03937in" svg:height="5.11811in" presentation:class="object" presentation:placeholder="false">
        <draw:text-box>
          <text:p text:style-name="a120" text:class-names="" text:cond-style-name=""><text:span text:style-name="a119" text:class-names="">Cliquez pour modifier les styles du texte du masque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6" draw:name="Espace réservé de la date 3" svg:x="8.26772in" svg:y="7.48031in" svg:width="2.55906in" svg:height="0.57047in" presentation:class="date-time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1" presentation:style-name="a139" draw:name="Espace réservé du pied de page 4" svg:x="1.1811in" svg:y="7.48031in" svg:width="3.54331in" svg:height="0.59055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32" presentation:style-name="a142" draw:name="Espace réservé du numéro de diapositive 5" svg:x="0.19685in" svg:y="7.48031in" svg:width="0.59055in" svg:height="0.590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page-thumbnail svg:x="1.21063in" svg:y="0.88858in" svg:width="5.84567in" svg:height="4.38425in" presentation:class="page" draw:id="id9" presentation:style-name="a143" draw:name="Espace réservé de l'image des diapositives 1">
          <svg:title/>
          <svg:desc/>
        </draw:page-thumbnail>
        <draw:frame draw:id="id10" presentation:style-name="a146" draw:name="Espace réservé des notes 2" svg:x="0.82677in" svg:y="5.55394in" svg:width="6.61378in" svg:height="5.26142in" presentation:class="notes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1" presentation:style-name="a149" draw:name="Espace réservé de l'en-tête 3" svg:x="0in" svg:y="0in" svg:width="3.5878in" svg:height="0.5842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2" presentation:style-name="a152" draw:name="Espace réservé de la date 4" svg:x="4.67953in" svg:y="0in" svg:width="3.5878in" svg:height="0.58425in" presentation:class="date-time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3" presentation:style-name="a155" draw:name="Espace réservé du pied de page 5" svg:x="0in" svg:y="11.10827in" svg:width="3.5878in" svg:height="0.5842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4" presentation:style-name="a158" draw:name="Espace réservé du numéro de diapositive 6" svg:x="4.67953in" svg:y="11.10827in" svg:width="3.5878in" svg:height="0.5842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0">
      <draw:custom-shape svg:x="0in" svg:y="0.19685in" svg:width="10.62992in" svg:height="1.37795in" draw:id="id33" draw:layer="Master1-bg" draw:style-name="a163" draw:name="Forme libre : forme 6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6" draw:name="Forme libre : forme 7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69" draw:name="Forme libre : forme 8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2" draw:name="Forme libre : forme 9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5" draw:name="Titre 1" svg:x="0.75174in" svg:y="2.06076in" svg:width="9.50868in" svg:height="3.43924in" presentation:class="title" presentation:placeholder="false">
        <draw:text-box>
          <text:p text:style-name="a174" text:class-names="" text:cond-style-name=""><text:span text:style-name="a173" text:class-names="">Modifiez le style du titre</text:span></text:p>
        </draw:text-box>
        <svg:title/>
        <svg:desc/>
      </draw:frame>
      <draw:frame draw:id="id38" presentation:style-name="a179" draw:name="Espace réservé du texte 2" svg:x="0.75174in" svg:y="5.53299in" svg:width="9.50868in" svg:height="1.80729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2" draw:name="Espace réservé de la date 3" svg:x="8.26772in" svg:y="7.48031in" svg:width="2.55906in" svg:height="0.57047in" presentation:class="date-time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Espace réservé du pied de page 4" svg:x="1.1811in" svg:y="7.48031in" svg:width="3.54331in" svg:height="0.5905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1" presentation:style-name="a188" draw:name="Espace réservé du numéro de diapositive 5" svg:x="0.19685in" svg:y="7.48031in" svg:width="0.59055in" svg:height="0.59055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page-thumbnail svg:x="1.21063in" svg:y="0.88858in" svg:width="5.84567in" svg:height="4.38425in" presentation:class="page" draw:id="id9" presentation:style-name="a189" draw:name="Espace réservé de l'image des diapositives 1">
          <svg:title/>
          <svg:desc/>
        </draw:page-thumbnail>
        <draw:frame draw:id="id10" presentation:style-name="a192" draw:name="Espace réservé des notes 2" svg:x="0.82677in" svg:y="5.55394in" svg:width="6.61378in" svg:height="5.26142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1" presentation:style-name="a195" draw:name="Espace réservé de l'en-tête 3" svg:x="0in" svg:y="0in" svg:width="3.5878in" svg:height="0.5842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8" draw:name="Espace réservé de la date 4" svg:x="4.67953in" svg:y="0in" svg:width="3.5878in" svg:height="0.5842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pied de page 5" svg:x="0in" svg:y="11.10827in" svg:width="3.5878in" svg:height="0.5842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4" presentation:style-name="a204" draw:name="Espace réservé du numéro de diapositive 6" svg:x="4.67953in" svg:y="11.10827in" svg:width="3.5878in" svg:height="0.5842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6">
      <draw:custom-shape svg:x="0in" svg:y="0.19685in" svg:width="10.62992in" svg:height="1.37795in" draw:id="id42" draw:layer="Master1-bg" draw:style-name="a209" draw:name="Forme libre : form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2" draw:name="Forme libre : forme 8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5" draw:name="Forme libre : forme 9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8" draw:name="Forme libre : forme 10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1" draw:name="Titre 1" svg:x="0.3937in" svg:y="0.3937in" svg:width="10.23622in" svg:height="0.9842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47" presentation:style-name="a236" draw:name="Espace réservé du contenu 2" svg:x="0.3941in" svg:y="2.16493in" svg:width="4.93576in" svg:height="5.11806in" presentation:class="object" presentation:placeholder="false">
        <draw:text-box>
          <text:p text:style-name="a223" text:class-names="" text:cond-style-name=""><text:span text:style-name="a222" text:class-names="">Cliquez pour modifier les styles du texte du masque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1" draw:name="Espace réservé du contenu 3" svg:x="5.49653in" svg:y="2.16493in" svg:width="4.93576in" svg:height="5.11806in" presentation:class="object" presentation:placeholder="false">
        <draw:text-box>
          <text:p text:style-name="a238" text:class-names="" text:cond-style-name=""><text:span text:style-name="a237" text:class-names="">Cliquez pour modifier les styles du texte du masque</text:span></text:p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Deuxième niveau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4" draw:name="Espace réservé de la date 4" svg:x="8.26772in" svg:y="7.48031in" svg:width="2.55906in" svg:height="0.57047in" presentation:class="date-time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0" presentation:style-name="a257" draw:name="Espace réservé du pied de page 5" svg:x="1.1811in" svg:y="7.48031in" svg:width="3.54331in" svg:height="0.5905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1" presentation:style-name="a260" draw:name="Espace réservé du numéro de diapositive 6" svg:x="0.19685in" svg:y="7.48031in" svg:width="0.59055in" svg:height="0.59055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page-thumbnail svg:x="1.21063in" svg:y="0.88858in" svg:width="5.84567in" svg:height="4.38425in" presentation:class="page" draw:id="id9" presentation:style-name="a261" draw:name="Espace réservé de l'image des diapositives 1">
          <svg:title/>
          <svg:desc/>
        </draw:page-thumbnail>
        <draw:frame draw:id="id10" presentation:style-name="a264" draw:name="Espace réservé des notes 2" svg:x="0.82677in" svg:y="5.55394in" svg:width="6.61378in" svg:height="5.26142in" presentation:class="notes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1" presentation:style-name="a267" draw:name="Espace réservé de l'en-tête 3" svg:x="0in" svg:y="0in" svg:width="3.5878in" svg:height="0.58425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2" presentation:style-name="a270" draw:name="Espace réservé de la date 4" svg:x="4.67953in" svg:y="0in" svg:width="3.5878in" svg:height="0.58425in" presentation:class="date-time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3" presentation:style-name="a273" draw:name="Espace réservé du pied de page 5" svg:x="0in" svg:y="11.10827in" svg:width="3.5878in" svg:height="0.58425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4" presentation:style-name="a276" draw:name="Espace réservé du numéro de diapositive 6" svg:x="4.67953in" svg:y="11.10827in" svg:width="3.5878in" svg:height="0.58425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78">
      <draw:custom-shape svg:x="0in" svg:y="0.19685in" svg:width="10.62992in" svg:height="1.37795in" draw:id="id52" draw:layer="Master1-bg" draw:style-name="a281" draw:name="Forme libre : forme 9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4" draw:name="Forme libre : forme 10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7" draw:name="Forme libre : forme 11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0" draw:name="Forme libre : forme 12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3" draw:name="Titre 1" svg:x="0.75868in" svg:y="0.44097in" svg:width="9.50868in" svg:height="1.59722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7" presentation:style-name="a297" draw:name="Espace réservé du texte 2" svg:x="0.75868in" svg:y="2.02604in" svg:width="4.66493in" svg:height="0.99306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12" draw:name="Espace réservé du contenu 3" svg:x="0.75868in" svg:y="3.0191in" svg:width="4.66493in" svg:height="4.44271in" presentation:class="object" presentation:placeholder="false">
        <draw:text-box>
          <text:p text:style-name="a299" text:class-names="" text:cond-style-name=""><text:span text:style-name="a298" text:class-names="">Cliquez pour modifier les styles du texte du masque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6" draw:name="Espace réservé du texte 4" svg:x="5.5816in" svg:y="2.02604in" svg:width="4.68576in" svg:height="0.9930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31" draw:name="Espace réservé du contenu 5" svg:x="5.5816in" svg:y="3.0191in" svg:width="4.68576in" svg:height="4.44271in" presentation:class="object" presentation:placeholder="false">
        <draw:text-box>
          <text:p text:style-name="a318" text:class-names="" text:cond-style-name=""><text:span text:style-name="a317" text:class-names="">Cliquez pour modifier les styles du texte du masque</text:span></text:p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4" draw:name="Espace réservé de la date 6" svg:x="8.26772in" svg:y="7.48031in" svg:width="2.55906in" svg:height="0.57047in" presentation:class="date-time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2" presentation:style-name="a337" draw:name="Espace réservé du pied de page 7" svg:x="1.1811in" svg:y="7.48031in" svg:width="3.54331in" svg:height="0.5905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3" presentation:style-name="a340" draw:name="Espace réservé du numéro de diapositive 8" svg:x="0.19685in" svg:y="7.48031in" svg:width="0.59055in" svg:height="0.59055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page-thumbnail svg:x="1.21063in" svg:y="0.88858in" svg:width="5.84567in" svg:height="4.38425in" presentation:class="page" draw:id="id9" presentation:style-name="a341" draw:name="Espace réservé de l'image des diapositives 1">
          <svg:title/>
          <svg:desc/>
        </draw:page-thumbnail>
        <draw:frame draw:id="id10" presentation:style-name="a344" draw:name="Espace réservé des notes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Espace réservé de l'en-tête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2" presentation:style-name="a350" draw:name="Espace réservé de la date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3" presentation:style-name="a353" draw:name="Espace réservé du pied de page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4" presentation:style-name="a356" draw:name="Espace réservé du numéro de diapositive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58">
      <draw:custom-shape svg:x="0in" svg:y="0.19685in" svg:width="10.62992in" svg:height="1.37795in" draw:id="id64" draw:layer="Master1-bg" draw:style-name="a361" draw:name="Forme libre : forme 5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4" draw:name="Forme libre : form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7" draw:name="Forme libre : forme 7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0" draw:name="Forme libre : forme 8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3" draw:name="Titre 1" svg:x="0.3937in" svg:y="0.3937in" svg:width="10.23622in" svg:height="0.98425in" presentation:class="title" presentation:placeholder="false">
        <draw:text-box>
          <text:p text:style-name="a372" text:class-names="" text:cond-style-name=""><text:span text:style-name="a371" text:class-names="">Modifiez le style du titre</text:span></text:p>
        </draw:text-box>
        <svg:title/>
        <svg:desc/>
      </draw:frame>
      <draw:frame draw:id="id69" presentation:style-name="a376" draw:name="Espace réservé de la date 2" svg:x="8.26772in" svg:y="7.48031in" svg:width="2.55906in" svg:height="0.57047in" presentation:class="date-time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0" presentation:style-name="a379" draw:name="Espace réservé du pied de page 3" svg:x="1.1811in" svg:y="7.48031in" svg:width="3.54331in" svg:height="0.5905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1" presentation:style-name="a382" draw:name="Espace réservé du numéro de diapositive 4" svg:x="0.19685in" svg:y="7.48031in" svg:width="0.59055in" svg:height="0.5905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page-thumbnail svg:x="1.21063in" svg:y="0.88858in" svg:width="5.84567in" svg:height="4.38425in" presentation:class="page" draw:id="id9" presentation:style-name="a383" draw:name="Espace réservé de l'image des diapositives 1">
          <svg:title/>
          <svg:desc/>
        </draw:page-thumbnail>
        <draw:frame draw:id="id10" presentation:style-name="a386" draw:name="Espace réservé des notes 2" svg:x="0.82677in" svg:y="5.55394in" svg:width="6.61378in" svg:height="5.26142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1" presentation:style-name="a389" draw:name="Espace réservé de l'en-tête 3" svg:x="0in" svg:y="0in" svg:width="3.5878in" svg:height="0.58425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2" presentation:style-name="a392" draw:name="Espace réservé de la date 4" svg:x="4.67953in" svg:y="0in" svg:width="3.5878in" svg:height="0.58425in" presentation:class="date-time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13" presentation:style-name="a395" draw:name="Espace réservé du pied de page 5" svg:x="0in" svg:y="11.10827in" svg:width="3.5878in" svg:height="0.5842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4" presentation:style-name="a398" draw:name="Espace réservé du numéro de diapositive 6" svg:x="4.67953in" svg:y="11.10827in" svg:width="3.5878in" svg:height="0.58425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00">
      <draw:custom-shape svg:x="0in" svg:y="0.19685in" svg:width="10.62992in" svg:height="1.37795in" draw:id="id72" draw:layer="Master1-bg" draw:style-name="a403" draw:name="Forme libre : forme 4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6" draw:name="Forme libre : forme 5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09" draw:name="Forme libre : forme 6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2" draw:name="Forme libre : forme 7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5" draw:name="Espace réservé de la date 1" svg:x="8.26772in" svg:y="7.48031in" svg:width="2.55906in" svg:height="0.5704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7" presentation:style-name="a418" draw:name="Espace réservé du pied de page 2" svg:x="1.1811in" svg:y="7.48031in" svg:width="3.54331in" svg:height="0.59055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8" presentation:style-name="a421" draw:name="Espace réservé du numéro de diapositive 3" svg:x="0.19685in" svg:y="7.48031in" svg:width="0.59055in" svg:height="0.590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9" presentation:style-name="a422" draw:name="Espace réservé de l'image des diapositives 1">
          <svg:title/>
          <svg:desc/>
        </draw:page-thumbnail>
        <draw:frame draw:id="id10" presentation:style-name="a425" draw:name="Espace réservé des not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Espace réservé de l'en-têt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Espace réservé de la date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Espace réservé du pied de page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4" presentation:style-name="a437" draw:name="Espace réservé du numéro de diapositiv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39">
      <draw:custom-shape svg:x="0in" svg:y="0.19685in" svg:width="10.62992in" svg:height="1.37795in" draw:id="id79" draw:layer="Master1-bg" draw:style-name="a442" draw:name="Forme libre : forme 7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5" draw:name="Forme libre : forme 8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8" draw:name="Forme libre : forme 9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1" draw:name="Forme libre : forme 10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4" draw:name="Titre 1" svg:x="0.75868in" svg:y="0.55035in" svg:width="3.55556in" svg:height="1.93056in" presentation:class="title" presentation:placeholder="false">
        <draw:text-box>
          <text:p text:style-name="a453" text:class-names="" text:cond-style-name=""><text:span text:style-name="a452" text:class-names="">Modifiez le style du titre</text:span></text:p>
        </draw:text-box>
        <svg:title/>
        <svg:desc/>
      </draw:frame>
      <draw:frame draw:id="id84" presentation:style-name="a469" draw:name="Espace réservé du contenu 2" svg:x="4.6875in" svg:y="1.19097in" svg:width="5.57986in" svg:height="5.875in" presentation:class="object" presentation:placeholder="false">
        <draw:text-box>
          <text:p text:style-name="a456" text:class-names="" text:cond-style-name=""><text:span text:style-name="a455" text:class-names="">Cliquez pour modifier les styles du texte du masque</text:span></text:p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Deuxième niveau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3" draw:name="Espace réservé du texte 3" svg:x="0.75868in" svg:y="2.4809in" svg:width="3.55556in" svg:height="4.593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76" draw:name="Espace réservé de la date 4" svg:x="8.26772in" svg:y="7.48031in" svg:width="2.55906in" svg:height="0.57047in" presentation:class="date-time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7" presentation:style-name="a479" draw:name="Espace réservé du pied de page 5" svg:x="1.1811in" svg:y="7.48031in" svg:width="3.54331in" svg:height="0.59055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88" presentation:style-name="a482" draw:name="Espace réservé du numéro de diapositive 6" svg:x="0.19685in" svg:y="7.48031in" svg:width="0.59055in" svg:height="0.59055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499">
        <draw:page-thumbnail svg:x="1.21063in" svg:y="0.88858in" svg:width="5.84567in" svg:height="4.38425in" presentation:class="page" draw:id="id9" presentation:style-name="a483" draw:name="Espace réservé de l'image des diapositives 1">
          <svg:title/>
          <svg:desc/>
        </draw:page-thumbnail>
        <draw:frame draw:id="id10" presentation:style-name="a486" draw:name="Espace réservé des notes 2" svg:x="0.82677in" svg:y="5.55394in" svg:width="6.61378in" svg:height="5.26142in" presentation:class="notes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1" presentation:style-name="a489" draw:name="Espace réservé de l'en-tête 3" svg:x="0in" svg:y="0in" svg:width="3.5878in" svg:height="0.58425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2" presentation:style-name="a492" draw:name="Espace réservé de la date 4" svg:x="4.67953in" svg:y="0in" svg:width="3.5878in" svg:height="0.58425in" presentation:class="date-time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3" presentation:style-name="a495" draw:name="Espace réservé du pied de page 5" svg:x="0in" svg:y="11.10827in" svg:width="3.5878in" svg:height="0.58425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4" presentation:style-name="a498" draw:name="Espace réservé du numéro de diapositive 6" svg:x="4.67953in" svg:y="11.10827in" svg:width="3.5878in" svg:height="0.58425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00">
      <draw:custom-shape svg:x="0in" svg:y="0.19685in" svg:width="10.62992in" svg:height="1.37795in" draw:id="id89" draw:layer="Master1-bg" draw:style-name="a503" draw:name="Forme libre : forme 7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6" draw:name="Forme libre : forme 8">
        <svg:title/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09" draw:name="Forme libre : forme 9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2" draw:name="Forme libre : forme 10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5" draw:name="Titre 1" svg:x="0.75868in" svg:y="0.55035in" svg:width="3.55556in" svg:height="1.93056in" presentation:class="title" presentation:placeholder="false">
        <draw:text-box>
          <text:p text:style-name="a514" text:class-names="" text:cond-style-name=""><text:span text:style-name="a513" text:class-names="">Modifiez le style du titre</text:span></text:p>
        </draw:text-box>
        <svg:title/>
        <svg:desc/>
      </draw:frame>
      <draw:frame draw:id="id94" presentation:style-name="a518" draw:name="Espace réservé pour une image  2" svg:x="4.6875in" svg:y="1.19097in" svg:width="5.57986in" svg:height="5.875in" presentation:class="graphic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95" presentation:style-name="a522" draw:name="Espace réservé du texte 3" svg:x="0.75868in" svg:y="2.4809in" svg:width="3.55556in" svg:height="4.5937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25" draw:name="Espace réservé de la date 4" svg:x="8.26772in" svg:y="7.48031in" svg:width="2.55906in" svg:height="0.57047in" presentation:class="date-tim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97" presentation:style-name="a528" draw:name="Espace réservé du pied de page 5" svg:x="1.1811in" svg:y="7.48031in" svg:width="3.54331in" svg:height="0.59055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8" presentation:style-name="a531" draw:name="Espace réservé du numéro de diapositive 6" svg:x="0.19685in" svg:y="7.48031in" svg:width="0.59055in" svg:height="0.59055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9" presentation:style-name="a532" draw:name="Espace réservé de l'image des diapositives 1">
          <svg:title/>
          <svg:desc/>
        </draw:page-thumbnail>
        <draw:frame draw:id="id10" presentation:style-name="a535" draw:name="Espace réservé des notes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1" presentation:style-name="a538" draw:name="Espace réservé de l'en-têt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2" presentation:style-name="a541" draw:name="Espace réservé de la date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3" presentation:style-name="a544" draw:name="Espace réservé du pied de page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4" presentation:style-name="a547" draw:name="Espace réservé du numéro de diapositive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49">
      <draw:custom-shape svg:x="0in" svg:y="0.19685in" svg:width="10.62992in" svg:height="1.37795in" draw:id="id99" draw:layer="Master1-bg" draw:style-name="a552" draw:name="Forme libre : forme 6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5" draw:name="Forme libre : forme 7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8" draw:name="Forme libre : forme 8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1" draw:name="Forme libre : forme 9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4" draw:name="Titre 1" svg:x="0.3937in" svg:y="0.3937in" svg:width="10.23622in" svg:height="0.98425in" presentation:class="title" presentation:placeholder="false">
        <draw:text-box>
          <text:p text:style-name="a563" text:class-names="" text:cond-style-name=""><text:span text:style-name="a562" text:class-names="">Modifiez le style du titre</text:span></text:p>
        </draw:text-box>
        <svg:title/>
        <svg:desc/>
      </draw:frame>
      <draw:frame draw:id="id104" presentation:style-name="a580" draw:name="Espace réservé du texte vertical 2" svg:x="0.3937in" svg:y="2.16535in" svg:width="10.03937in" svg:height="5.11811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quez pour modifier les styles du texte du masque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Deuxième niveau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3" draw:name="Espace réservé de la date 3" svg:x="8.26772in" svg:y="7.48031in" svg:width="2.55906in" svg:height="0.57047in" presentation:class="date-time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6" presentation:style-name="a586" draw:name="Espace réservé du pied de page 4" svg:x="1.1811in" svg:y="7.48031in" svg:width="3.54331in" svg:height="0.59055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07" presentation:style-name="a589" draw:name="Espace réservé du numéro de diapositive 5" svg:x="0.19685in" svg:y="7.48031in" svg:width="0.59055in" svg:height="0.59055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06">
        <draw:page-thumbnail svg:x="1.21063in" svg:y="0.88858in" svg:width="5.84567in" svg:height="4.38425in" presentation:class="page" draw:id="id9" presentation:style-name="a590" draw:name="Espace réservé de l'image des diapositives 1">
          <svg:title/>
          <svg:desc/>
        </draw:page-thumbnail>
        <draw:frame draw:id="id10" presentation:style-name="a593" draw:name="Espace réservé des notes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1" presentation:style-name="a596" draw:name="Espace réservé de l'en-tête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599" draw:name="Espace réservé de la date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3" presentation:style-name="a602" draw:name="Espace réservé du pied de page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4" presentation:style-name="a605" draw:name="Espace réservé du numéro de diapositive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07">
      <draw:custom-shape svg:x="0in" svg:y="0.19685in" svg:width="10.62992in" svg:height="1.37795in" draw:id="id108" draw:layer="Master1-bg" draw:style-name="a610" draw:name="Forme libre : forme 6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3" draw:name="Forme libre : forme 7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6" draw:name="Forme libre : forme 8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19" draw:name="Forme libre : forme 9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2" draw:name="Titre vertical 1" svg:x="8.07118in" svg:y="0.3941in" svg:width="2.55903in" svg:height="6.88889in" presentation:class="title" presentation:placeholder="false">
        <draw:text-box>
          <text:p text:style-name="a621" text:class-names="" text:cond-style-name=""><text:span text:style-name="a620" text:class-names="">Modifiez le style du titre</text:span></text:p>
        </draw:text-box>
        <svg:title/>
        <svg:desc/>
      </draw:frame>
      <draw:frame draw:id="id113" presentation:style-name="a638" draw:name="Espace réservé du texte vertical 2" svg:x="0.3941in" svg:y="0.3941in" svg:width="7.51042in" svg:height="6.88889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quez pour modifier les styles du texte du masque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Deuxième niveau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list text:style-name="a637">
                            <text:list-item>
                              <text:p text:style-name="a636" text:class-names="" text:cond-style-name=""><text:span text:style-name="a6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1" draw:name="Espace réservé de la date 3" svg:x="8.26772in" svg:y="7.48031in" svg:width="2.55906in" svg:height="0.57047in" presentation:class="date-time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15" presentation:style-name="a644" draw:name="Espace réservé du pied de page 4" svg:x="1.1811in" svg:y="7.48031in" svg:width="3.54331in" svg:height="0.59055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16" presentation:style-name="a647" draw:name="Espace réservé du numéro de diapositive 5" svg:x="0.19685in" svg:y="7.48031in" svg:width="0.59055in" svg:height="0.59055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page-thumbnail svg:x="1.21063in" svg:y="0.88858in" svg:width="5.84567in" svg:height="4.38425in" presentation:class="page" draw:id="id9" presentation:style-name="a648" draw:name="Espace réservé de l'image des diapositives 1">
          <svg:title/>
          <svg:desc/>
        </draw:page-thumbnail>
        <draw:frame draw:id="id10" presentation:style-name="a651" draw:name="Espace réservé des notes 2" svg:x="0.82677in" svg:y="5.55394in" svg:width="6.61378in" svg:height="5.26142in" presentation:class="notes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1" presentation:style-name="a654" draw:name="Espace réservé de l'en-tête 3" svg:x="0in" svg:y="0in" svg:width="3.5878in" svg:height="0.5842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7" draw:name="Espace réservé de la date 4" svg:x="4.67953in" svg:y="0in" svg:width="3.5878in" svg:height="0.58425in" presentation:class="date-time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0" draw:name="Espace réservé du pied de page 5" svg:x="0in" svg:y="11.10827in" svg:width="3.5878in" svg:height="0.5842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4" presentation:style-name="a663" draw:name="Espace réservé du numéro de diapositive 6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5">
      <draw:custom-shape svg:x="0in" svg:y="3.44488in" svg:width="10.62992in" svg:height="1.37795in" draw:id="id117" draw:style-name="a668" draw:name="Forme libre : forme 1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1" draw:name="Espace réservé du titre 2" svg:x="0.3937in" svg:y="3.64173in" svg:width="10.23622in" svg:height="0.98425in" presentation:class="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9" presentation:style-name="a687" draw:name="Espace réservé du texte 3" svg:x="0.59055in" svg:y="5.11811in" svg:width="10.03937in" svg:height="2.7559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quez pour modifier les styles du texte du masque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Deuxièm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0" draw:name="Espace réservé de la date 4" svg:x="8.26772in" svg:y="7.48031in" svg:width="2.55906in" svg:height="0.59055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1" presentation:style-name="a693" draw:name="Espace réservé du pied de page 5" svg:x="1.1811in" svg:y="7.48031in" svg:width="3.54331in" svg:height="0.5905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22" presentation:style-name="a696" draw:name="Espace réservé du numéro de diapositive 6" svg:x="0.19685in" svg:y="7.48031in" svg:width="0.59055in" svg:height="0.5905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page-thumbnail svg:x="1.21063in" svg:y="0.88858in" svg:width="5.84567in" svg:height="4.38425in" presentation:class="page" draw:id="id9" presentation:style-name="a697" draw:name="Espace réservé de l'image des diapositives 1">
          <svg:title/>
          <svg:desc/>
        </draw:page-thumbnail>
        <draw:frame draw:id="id10" presentation:style-name="a700" draw:name="Espace réservé des notes 2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Espace réservé de l'en-tête 3" svg:x="0in" svg:y="0in" svg:width="3.5878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2" presentation:style-name="a706" draw:name="Espace réservé de la date 4" svg:x="4.67953in" svg:y="0in" svg:width="3.5878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Espace réservé du pied de page 5" svg:x="0in" svg:y="11.10827in" svg:width="3.5878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4" presentation:style-name="a712" draw:name="Espace réservé du numéro de diapositive 6" svg:x="4.67953in" svg:y="11.10827in" svg:width="3.5878in" svg:height="0.58425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14">
      <draw:custom-shape svg:x="0in" svg:y="3.44488in" svg:width="10.62992in" svg:height="1.37795in" draw:id="id123" draw:layer="Master2-bg" draw:style-name="a717" draw:name="Forme libre : forme 6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0" draw:name="Titre 1" svg:x="1.37847in" svg:y="1.35243in" svg:width="8.26736in" svg:height="2.87847in" presentation:class="title" presentation:placeholder="false">
        <draw:text-box>
          <text:p text:style-name="a719" text:class-names="" text:cond-style-name=""><text:span text:style-name="a718" text:class-names="">Modifiez le style du titre</text:span></text:p>
        </draw:text-box>
        <svg:title/>
        <svg:desc/>
      </draw:frame>
      <draw:frame draw:id="id125" presentation:style-name="a723" draw:name="Sous-titre 2" svg:x="1.37847in" svg:y="4.34201in" svg:width="8.26736in" svg:height="1.99653in" presentation:class="subtitle" presentation:placeholder="false">
        <draw:text-box>
          <text:p text:style-name="a722" text:class-names="" text:cond-style-name=""><text:span text:style-name="a721" text:class-names="">Modifiez le style des sous-titres du masque</text:span></text:p>
        </draw:text-box>
        <svg:title/>
        <svg:desc/>
      </draw:frame>
      <draw:frame draw:id="id126" presentation:style-name="a726" draw:name="Espace réservé de la date 3" svg:x="8.26772in" svg:y="7.48031in" svg:width="2.55906in" svg:height="0.59055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127" presentation:style-name="a729" draw:name="Espace réservé du pied de page 4" svg:x="1.1811in" svg:y="7.48031in" svg:width="3.54331in" svg:height="0.5905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128" presentation:style-name="a732" draw:name="Espace réservé du numéro de diapositive 5" svg:x="0.19685in" svg:y="7.48031in" svg:width="0.59055in" svg:height="0.5905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page-thumbnail svg:x="1.21063in" svg:y="0.88858in" svg:width="5.84567in" svg:height="4.38425in" presentation:class="page" draw:id="id9" presentation:style-name="a733" draw:name="Espace réservé de l'image des diapositives 1">
          <svg:title/>
          <svg:desc/>
        </draw:page-thumbnail>
        <draw:frame draw:id="id10" presentation:style-name="a736" draw:name="Espace réservé des notes 2" svg:x="0.82677in" svg:y="5.55394in" svg:width="6.61378in" svg:height="5.26142in" presentation:class="notes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1" presentation:style-name="a739" draw:name="Espace réservé de l'en-tête 3" svg:x="0in" svg:y="0in" svg:width="3.5878in" svg:height="0.58425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2" presentation:style-name="a742" draw:name="Espace réservé de la date 4" svg:x="4.67953in" svg:y="0in" svg:width="3.5878in" svg:height="0.58425in" presentation:class="date-time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3" presentation:style-name="a745" draw:name="Espace réservé du pied de page 5" svg:x="0in" svg:y="11.10827in" svg:width="3.5878in" svg:height="0.58425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4" presentation:style-name="a748" draw:name="Espace réservé du numéro de diapositive 6" svg:x="4.67953in" svg:y="11.10827in" svg:width="3.5878in" svg:height="0.58425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750">
      <draw:custom-shape svg:x="0in" svg:y="3.44488in" svg:width="10.62992in" svg:height="1.37795in" draw:id="id129" draw:layer="Master2-bg" draw:style-name="a753" draw:name="Forme libre : forme 6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6" draw:name="Titre 1" svg:x="0.3937in" svg:y="3.64173in" svg:width="10.23622in" svg:height="0.98425in" presentation:class="title" presentation:placeholder="false">
        <draw:text-box>
          <text:p text:style-name="a755" text:class-names="" text:cond-style-name=""><text:span text:style-name="a754" text:class-names="">Modifiez le style du titre</text:span></text:p>
        </draw:text-box>
        <svg:title/>
        <svg:desc/>
      </draw:frame>
      <draw:frame draw:id="id131" presentation:style-name="a771" draw:name="Espace réservé du contenu 2" svg:x="0.59055in" svg:y="5.11811in" svg:width="10.03937in" svg:height="2.75591in" presentation:class="object" presentation:placeholder="false">
        <draw:text-box>
          <text:p text:style-name="a758" text:class-names="" text:cond-style-name=""><text:span text:style-name="a757" text:class-names="">Cliquez pour modifier les styles du texte du masque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p text:style-name="a769" text:class-names="" text:cond-style-name=""><text:span text:style-name="a7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4" draw:name="Espace réservé de la date 3" svg:x="8.26772in" svg:y="7.48031in" svg:width="2.55906in" svg:height="0.59055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3" presentation:style-name="a777" draw:name="Espace réservé du pied de page 4" svg:x="1.1811in" svg:y="7.48031in" svg:width="3.54331in" svg:height="0.59055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34" presentation:style-name="a780" draw:name="Espace réservé du numéro de diapositive 5" svg:x="0.19685in" svg:y="7.48031in" svg:width="0.59055in" svg:height="0.59055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page-thumbnail svg:x="1.21063in" svg:y="0.88858in" svg:width="5.84567in" svg:height="4.38425in" presentation:class="page" draw:id="id9" presentation:style-name="a781" draw:name="Espace réservé de l'image des diapositives 1">
          <svg:title/>
          <svg:desc/>
        </draw:page-thumbnail>
        <draw:frame draw:id="id10" presentation:style-name="a784" draw:name="Espace réservé des notes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1" presentation:style-name="a787" draw:name="Espace réservé de l'en-tête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2" presentation:style-name="a790" draw:name="Espace réservé de la date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3" presentation:style-name="a793" draw:name="Espace réservé du pied de page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4" presentation:style-name="a796" draw:name="Espace réservé du numéro de diapositive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98">
      <draw:custom-shape svg:x="0in" svg:y="3.44488in" svg:width="10.62992in" svg:height="1.37795in" draw:id="id135" draw:layer="Master2-bg" draw:style-name="a801" draw:name="Forme libre : forme 6">
        <svg:title/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4" draw:name="Titre 1" svg:x="0.75174in" svg:y="2.06076in" svg:width="9.50868in" svg:height="3.43924in" presentation:class="title" presentation:placeholder="false">
        <draw:text-box>
          <text:p text:style-name="a803" text:class-names="" text:cond-style-name=""><text:span text:style-name="a802" text:class-names="">Modifiez le style du titre</text:span></text:p>
        </draw:text-box>
        <svg:title/>
        <svg:desc/>
      </draw:frame>
      <draw:frame draw:id="id137" presentation:style-name="a808" draw:name="Espace réservé du texte 2" svg:x="0.75174in" svg:y="5.53299in" svg:width="9.50868in" svg:height="1.80729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811" draw:name="Espace réservé de la date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9" presentation:style-name="a814" draw:name="Espace réservé du pied de page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40" presentation:style-name="a817" draw:name="Espace réservé du numéro de diapositive 5" svg:x="0.19685in" svg:y="7.48031in" svg:width="0.59055in" svg:height="0.59055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9" presentation:style-name="a818" draw:name="Espace réservé de l'image des diapositives 1">
          <svg:title/>
          <svg:desc/>
        </draw:page-thumbnail>
        <draw:frame draw:id="id10" presentation:style-name="a821" draw:name="Espace réservé des notes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1" presentation:style-name="a824" draw:name="Espace réservé de l'en-têt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2" presentation:style-name="a827" draw:name="Espace réservé de la date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3" presentation:style-name="a830" draw:name="Espace réservé du pied de page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4" presentation:style-name="a833" draw:name="Espace réservé du numéro de diapositive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835">
      <draw:custom-shape svg:x="0in" svg:y="3.44488in" svg:width="10.62992in" svg:height="1.37795in" draw:id="id141" draw:layer="Master2-bg" draw:style-name="a838" draw:name="Forme libre : forme 7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1" draw:name="Titre 1" svg:x="0.3937in" svg:y="3.64173in" svg:width="10.23622in" svg:height="0.98425in" presentation:class="title" presentation:placeholder="false">
        <draw:text-box>
          <text:p text:style-name="a840" text:class-names="" text:cond-style-name=""><text:span text:style-name="a839" text:class-names="">Modifiez le style du titre</text:span></text:p>
        </draw:text-box>
        <svg:title/>
        <svg:desc/>
      </draw:frame>
      <draw:frame draw:id="id143" presentation:style-name="a856" draw:name="Espace réservé du contenu 2" svg:x="0.59028in" svg:y="5.11806in" svg:width="4.93576in" svg:height="2.75521in" presentation:class="object" presentation:placeholder="false">
        <draw:text-box>
          <text:p text:style-name="a843" text:class-names="" text:cond-style-name=""><text:span text:style-name="a842" text:class-names="">Cliquez pour modifier les styles du texte du masque</text:span></text:p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Deuxième niveau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1" draw:name="Espace réservé du contenu 3" svg:x="5.69271in" svg:y="5.11806in" svg:width="4.9375in" svg:height="2.75521in" presentation:class="object" presentation:placeholder="false">
        <draw:text-box>
          <text:p text:style-name="a858" text:class-names="" text:cond-style-name=""><text:span text:style-name="a857" text:class-names="">Cliquez pour modifier les styles du texte du masque</text:span></text:p>
          <text:list text:style-name="a861">
            <text:list-item>
              <text:list text:style-name="a861">
                <text:list-item>
                  <text:p text:style-name="a860" text:class-names="" text:cond-style-name=""><text:span text:style-name="a859" text:class-names="">Deuxième niveau</text:span></text:p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p text:style-name="a863" text:class-names="" text:cond-style-name=""><text:span text:style-name="a8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p text:style-name="a866" text:class-names="" text:cond-style-name=""><text:span text:style-name="a8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list text:style-name="a870">
                            <text:list-item>
                              <text:p text:style-name="a869" text:class-names="" text:cond-style-name=""><text:span text:style-name="a8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4" draw:name="Espace réservé de la date 4" svg:x="8.26772in" svg:y="7.48031in" svg:width="2.55906in" svg:height="0.59055in" presentation:class="date-time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46" presentation:style-name="a877" draw:name="Espace réservé du pied de page 5" svg:x="1.1811in" svg:y="7.48031in" svg:width="3.54331in" svg:height="0.59055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47" presentation:style-name="a880" draw:name="Espace réservé du numéro de diapositive 6" svg:x="0.19685in" svg:y="7.48031in" svg:width="0.59055in" svg:height="0.59055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  <presentation:notes style:page-layout-name="pageLayout2" draw:style-name="a897">
        <draw:page-thumbnail svg:x="1.21063in" svg:y="0.88858in" svg:width="5.84567in" svg:height="4.38425in" presentation:class="page" draw:id="id9" presentation:style-name="a881" draw:name="Espace réservé de l'image des diapositives 1">
          <svg:title/>
          <svg:desc/>
        </draw:page-thumbnail>
        <draw:frame draw:id="id10" presentation:style-name="a884" draw:name="Espace réservé des notes 2" svg:x="0.82677in" svg:y="5.55394in" svg:width="6.61378in" svg:height="5.26142in" presentation:class="notes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1" presentation:style-name="a887" draw:name="Espace réservé de l'en-tête 3" svg:x="0in" svg:y="0in" svg:width="3.5878in" svg:height="0.58425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2" presentation:style-name="a890" draw:name="Espace réservé de la date 4" svg:x="4.67953in" svg:y="0in" svg:width="3.5878in" svg:height="0.58425in" presentation:class="date-time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3" presentation:style-name="a893" draw:name="Espace réservé du pied de page 5" svg:x="0in" svg:y="11.10827in" svg:width="3.5878in" svg:height="0.58425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4" presentation:style-name="a896" draw:name="Espace réservé du numéro de diapositive 6" svg:x="4.67953in" svg:y="11.10827in" svg:width="3.5878in" svg:height="0.58425in" presentation:class="page-number" presentation:placeholder="false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98">
      <draw:custom-shape svg:x="0in" svg:y="3.44488in" svg:width="10.62992in" svg:height="1.37795in" draw:id="id148" draw:layer="Master2-bg" draw:style-name="a901" draw:name="Forme libre : forme 9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4" draw:name="Titre 1" svg:x="0.75868in" svg:y="0.44097in" svg:width="9.50868in" svg:height="1.59722in" presentation:class="title" presentation:placeholder="false">
        <draw:text-box>
          <text:p text:style-name="a903" text:class-names="" text:cond-style-name=""><text:span text:style-name="a902" text:class-names="">Modifiez le style du titre</text:span></text:p>
        </draw:text-box>
        <svg:title/>
        <svg:desc/>
      </draw:frame>
      <draw:frame draw:id="id150" presentation:style-name="a908" draw:name="Espace réservé du texte 2" svg:x="0.75868in" svg:y="2.02604in" svg:width="4.66493in" svg:height="0.99306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23" draw:name="Espace réservé du contenu 3" svg:x="0.75868in" svg:y="3.0191in" svg:width="4.66493in" svg:height="4.44271in" presentation:class="object" presentation:placeholder="false">
        <draw:text-box>
          <text:p text:style-name="a910" text:class-names="" text:cond-style-name=""><text:span text:style-name="a909" text:class-names="">Cliquez pour modifier les styles du texte du masque</text:span></text:p>
          <text:list text:style-name="a913">
            <text:list-item>
              <text:list text:style-name="a913">
                <text:list-item>
                  <text:p text:style-name="a912" text:class-names="" text:cond-style-name=""><text:span text:style-name="a911" text:class-names="">Deuxième niveau</text:span></text:p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p text:style-name="a918" text:class-names="" text:cond-style-name=""><text:span text:style-name="a9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2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7" draw:name="Espace réservé du texte 4" svg:x="5.5816in" svg:y="2.02604in" svg:width="4.68576in" svg:height="0.99306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942" draw:name="Espace réservé du contenu 5" svg:x="5.5816in" svg:y="3.0191in" svg:width="4.68576in" svg:height="4.44271in" presentation:class="object" presentation:placeholder="false">
        <draw:text-box>
          <text:p text:style-name="a929" text:class-names="" text:cond-style-name=""><text:span text:style-name="a928" text:class-names="">Cliquez pour modifier les styles du texte du masque</text:span></text:p>
          <text:list text:style-name="a932">
            <text:list-item>
              <text:list text:style-name="a932">
                <text:list-item>
                  <text:p text:style-name="a931" text:class-names="" text:cond-style-name=""><text:span text:style-name="a930" text:class-names="">Deuxième niveau</text:span></text:p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p text:style-name="a934" text:class-names="" text:cond-style-name=""><text:span text:style-name="a9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p text:style-name="a937" text:class-names="" text:cond-style-name=""><text:span text:style-name="a9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5" draw:name="Espace réservé de la date 6" svg:x="8.26772in" svg:y="7.48031in" svg:width="2.55906in" svg:height="0.59055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presentation:style-name="a948" draw:name="Espace réservé du pied de page 7" svg:x="1.1811in" svg:y="7.48031in" svg:width="3.54331in" svg:height="0.59055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presentation:style-name="a951" draw:name="Espace réservé du numéro de diapositive 8" svg:x="0.19685in" svg:y="7.48031in" svg:width="0.59055in" svg:height="0.59055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1.21063in" svg:y="0.88858in" svg:width="5.84567in" svg:height="4.38425in" presentation:class="page" draw:id="id9" presentation:style-name="a952" draw:name="Espace réservé de l'image des diapositives 1">
          <svg:title/>
          <svg:desc/>
        </draw:page-thumbnail>
        <draw:frame draw:id="id10" presentation:style-name="a955" draw:name="Espace réservé des notes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1" presentation:style-name="a958" draw:name="Espace réservé de l'en-tête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2" presentation:style-name="a961" draw:name="Espace réservé de la date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3" presentation:style-name="a964" draw:name="Espace réservé du pied de page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4" presentation:style-name="a967" draw:name="Espace réservé du numéro de diapositive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69">
      <draw:custom-shape svg:x="0in" svg:y="3.44488in" svg:width="10.62992in" svg:height="1.37795in" draw:id="id157" draw:layer="Master2-bg" draw:style-name="a972" draw:name="Forme libre : forme 5">
        <svg:title/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5" draw:name="Titre 1" svg:x="0.3937in" svg:y="3.64173in" svg:width="10.23622in" svg:height="0.98425in" presentation:class="title" presentation:placeholder="false">
        <draw:text-box>
          <text:p text:style-name="a974" text:class-names="" text:cond-style-name=""><text:span text:style-name="a973" text:class-names="">Modifiez le style du titre</text:span></text:p>
        </draw:text-box>
        <svg:title/>
        <svg:desc/>
      </draw:frame>
      <draw:frame draw:id="id159" presentation:style-name="a978" draw:name="Espace réservé de la date 2" svg:x="8.26772in" svg:y="7.48031in" svg:width="2.55906in" svg:height="0.59055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60" presentation:style-name="a981" draw:name="Espace réservé du pied de page 3" svg:x="1.1811in" svg:y="7.48031in" svg:width="3.54331in" svg:height="0.59055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61" presentation:style-name="a984" draw:name="Espace réservé du numéro de diapositive 4" svg:x="0.19685in" svg:y="7.48031in" svg:width="0.59055in" svg:height="0.59055in" presentation:class="page-number" presentation:placeholder="false">
        <draw:text-box>
          <text:p text:style-name="a983" text:class-names="" text:cond-style-name=""><text:span text:style-name="a982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9" presentation:style-name="a985" draw:name="Espace réservé de l'image des diapositives 1">
          <svg:title/>
          <svg:desc/>
        </draw:page-thumbnail>
        <draw:frame draw:id="id10" presentation:style-name="a988" draw:name="Espace réservé des notes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1" presentation:style-name="a991" draw:name="Espace réservé de l'en-tête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2" presentation:style-name="a994" draw:name="Espace réservé de la date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3" presentation:style-name="a997" draw:name="Espace réservé du pied de page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4" presentation:style-name="a1000" draw:name="Espace réservé du numéro de diapositive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002">
      <draw:custom-shape svg:x="0in" svg:y="3.44488in" svg:width="10.62992in" svg:height="1.37795in" draw:id="id162" draw:layer="Master2-bg" draw:style-name="a1005" draw:name="Forme libre : forme 4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08" draw:name="Espace réservé de la date 1" svg:x="8.26772in" svg:y="7.48031in" svg:width="2.55906in" svg:height="0.59055in" presentation:class="date-time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64" presentation:style-name="a1011" draw:name="Espace réservé du pied de page 2" svg:x="1.1811in" svg:y="7.48031in" svg:width="3.54331in" svg:height="0.59055in" presentation:class="footer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65" presentation:style-name="a1014" draw:name="Espace réservé du numéro de diapositive 3" svg:x="0.19685in" svg:y="7.48031in" svg:width="0.59055in" svg:height="0.59055in" presentation:class="page-number" presentation:placeholder="false">
        <draw:text-box>
          <text:p text:style-name="a1013" text:class-names="" text:cond-style-name=""><text:span text:style-name="a1012" text:class-names=""><text:page-number style:num-format="1" text:fixed="false"/>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9" presentation:style-name="a1015" draw:name="Espace réservé de l'image des diapositives 1">
          <svg:title/>
          <svg:desc/>
        </draw:page-thumbnail>
        <draw:frame draw:id="id10" presentation:style-name="a1018" draw:name="Espace réservé des notes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1" presentation:style-name="a1021" draw:name="Espace réservé de l'en-tête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2" presentation:style-name="a1024" draw:name="Espace réservé de la date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3" presentation:style-name="a1027" draw:name="Espace réservé du pied de page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4" presentation:style-name="a1030" draw:name="Espace réservé du numéro de diapositive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032">
      <draw:custom-shape svg:x="0in" svg:y="3.44488in" svg:width="10.62992in" svg:height="1.37795in" draw:id="id166" draw:layer="Master2-bg" draw:style-name="a1035" draw:name="Forme libre : forme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38" draw:name="Titre 1" svg:x="0.75868in" svg:y="0.55035in" svg:width="3.55556in" svg:height="1.93056in" presentation:class="title" presentation:placeholder="false">
        <draw:text-box>
          <text:p text:style-name="a1037" text:class-names="" text:cond-style-name=""><text:span text:style-name="a1036" text:class-names="">Modifiez le style du titre</text:span></text:p>
        </draw:text-box>
        <svg:title/>
        <svg:desc/>
      </draw:frame>
      <draw:frame draw:id="id168" presentation:style-name="a1053" draw:name="Espace réservé du contenu 2" svg:x="4.6875in" svg:y="1.19097in" svg:width="5.57986in" svg:height="5.875in" presentation:class="object" presentation:placeholder="false">
        <draw:text-box>
          <text:p text:style-name="a1040" text:class-names="" text:cond-style-name=""><text:span text:style-name="a1039" text:class-names="">Cliquez pour modifier les styles du texte du masque</text:span></text:p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Deuxième niveau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7" draw:name="Espace réservé du texte 3" svg:x="0.75868in" svg:y="2.4809in" svg:width="3.55556in" svg:height="4.59375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1060" draw:name="Espace réservé de la date 4" svg:x="8.26772in" svg:y="7.48031in" svg:width="2.55906in" svg:height="0.59055in" presentation:class="date-time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71" presentation:style-name="a1063" draw:name="Espace réservé du pied de page 5" svg:x="1.1811in" svg:y="7.48031in" svg:width="3.54331in" svg:height="0.59055in" presentation:class="footer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72" presentation:style-name="a1066" draw:name="Espace réservé du numéro de diapositive 6" svg:x="0.19685in" svg:y="7.48031in" svg:width="0.59055in" svg:height="0.59055in" presentation:class="page-number" presentation:placeholder="false">
        <draw:text-box>
          <text:p text:style-name="a1065" text:class-names="" text:cond-style-name=""><text:span text:style-name="a1064" text:class-names=""><text:page-number style:num-format="1" text:fixed="false"/></text:span></text:p>
        </draw:text-box>
        <svg:title/>
        <svg:desc/>
      </draw:frame>
      <presentation:notes style:page-layout-name="pageLayout2" draw:style-name="a1083">
        <draw:page-thumbnail svg:x="1.21063in" svg:y="0.88858in" svg:width="5.84567in" svg:height="4.38425in" presentation:class="page" draw:id="id9" presentation:style-name="a1067" draw:name="Espace réservé de l'image des diapositives 1">
          <svg:title/>
          <svg:desc/>
        </draw:page-thumbnail>
        <draw:frame draw:id="id10" presentation:style-name="a1070" draw:name="Espace réservé des notes 2" svg:x="0.82677in" svg:y="5.55394in" svg:width="6.61378in" svg:height="5.26142in" presentation:class="notes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1" presentation:style-name="a1073" draw:name="Espace réservé de l'en-tête 3" svg:x="0in" svg:y="0in" svg:width="3.5878in" svg:height="0.58425in" presentation:class="head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2" presentation:style-name="a1076" draw:name="Espace réservé de la date 4" svg:x="4.67953in" svg:y="0in" svg:width="3.5878in" svg:height="0.58425in" presentation:class="date-time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3" presentation:style-name="a1079" draw:name="Espace réservé du pied de page 5" svg:x="0in" svg:y="11.10827in" svg:width="3.5878in" svg:height="0.58425in" presentation:class="foot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4" presentation:style-name="a1082" draw:name="Espace réservé du numéro de diapositive 6" svg:x="4.67953in" svg:y="11.10827in" svg:width="3.5878in" svg:height="0.58425in" presentation:class="page-number" presentation:placeholder="false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84">
      <draw:custom-shape svg:x="0in" svg:y="3.44488in" svg:width="10.62992in" svg:height="1.37795in" draw:id="id173" draw:layer="Master2-bg" draw:style-name="a1087" draw:name="Forme libre : forme 7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0" draw:name="Titr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8" text:class-names="">Modifiez le style du titre</text:span></text:p>
        </draw:text-box>
        <svg:title/>
        <svg:desc/>
      </draw:frame>
      <draw:frame draw:id="id175" presentation:style-name="a1093" draw:name="Espace réservé pour une image  2" svg:x="4.6875in" svg:y="1.19097in" svg:width="5.57986in" svg:height="5.875in" presentation:class="graphic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176" presentation:style-name="a1097" draw:name="Espace réservé du texte 3" svg:x="0.75868in" svg:y="2.4809in" svg:width="3.55556in" svg:height="4.59375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100" draw:name="Espace réservé de la date 4" svg:x="8.26772in" svg:y="7.48031in" svg:width="2.55906in" svg:height="0.59055in" presentation:class="date-time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78" presentation:style-name="a1103" draw:name="Espace réservé du pied de page 5" svg:x="1.1811in" svg:y="7.48031in" svg:width="3.54331in" svg:height="0.59055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79" presentation:style-name="a1106" draw:name="Espace réservé du numéro de diapositive 6" svg:x="0.19685in" svg:y="7.48031in" svg:width="0.59055in" svg:height="0.59055in" presentation:class="page-number" presentation:placeholder="false">
        <draw:text-box>
          <text:p text:style-name="a1105" text:class-names="" text:cond-style-name=""><text:span text:style-name="a1104" text:class-names=""><text:page-number style:num-format="1" text:fixed="false"/>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9" presentation:style-name="a1107" draw:name="Espace réservé de l'image des diapositives 1">
          <svg:title/>
          <svg:desc/>
        </draw:page-thumbnail>
        <draw:frame draw:id="id10" presentation:style-name="a1110" draw:name="Espace réservé des notes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1" presentation:style-name="a1113" draw:name="Espace réservé de l'en-tête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2" presentation:style-name="a1116" draw:name="Espace réservé de la date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3" presentation:style-name="a1119" draw:name="Espace réservé du pied de page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4" presentation:style-name="a1122" draw:name="Espace réservé du numéro de diapositive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124">
      <draw:custom-shape svg:x="0in" svg:y="3.44488in" svg:width="10.62992in" svg:height="1.37795in" draw:id="id180" draw:layer="Master2-bg" draw:style-name="a1127" draw:name="Forme libre : forme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0" draw:name="Titre 1" svg:x="0.3937in" svg:y="3.64173in" svg:width="10.23622in" svg:height="0.98425in" presentation:class="title" presentation:placeholder="false">
        <draw:text-box>
          <text:p text:style-name="a1129" text:class-names="" text:cond-style-name=""><text:span text:style-name="a1128" text:class-names="">Modifiez le style du titre</text:span></text:p>
        </draw:text-box>
        <svg:title/>
        <svg:desc/>
      </draw:frame>
      <draw:frame draw:id="id182" presentation:style-name="a1146" draw:name="Espace réservé du texte vertical 2" svg:x="0.59055in" svg:y="5.11811in" svg:width="10.03937in" svg:height="2.75591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Cliquez pour modifier les styles du texte du masque</text:span></text:p>
            </text:list-item>
          </text:list>
          <text:list text:style-name="a1136">
            <text:list-item>
              <text:list text:style-name="a1136">
                <text:list-item>
                  <text:p text:style-name="a1135" text:class-names="" text:cond-style-name=""><text:span text:style-name="a1134" text:class-names="">Deuxième niveau</text:span></text:p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p text:style-name="a1138" text:class-names="" text:cond-style-name=""><text:span text:style-name="a11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list text:style-name="a1142">
                        <text:list-item>
                          <text:p text:style-name="a1141" text:class-names="" text:cond-style-name=""><text:span text:style-name="a11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list text:style-name="a1145">
                            <text:list-item>
                              <text:p text:style-name="a1144" text:class-names="" text:cond-style-name=""><text:span text:style-name="a11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49" draw:name="Espace réservé de la date 3" svg:x="8.26772in" svg:y="7.48031in" svg:width="2.55906in" svg:height="0.59055in" presentation:class="date-time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84" presentation:style-name="a1152" draw:name="Espace réservé du pied de page 4" svg:x="1.1811in" svg:y="7.48031in" svg:width="3.54331in" svg:height="0.59055in" presentation:class="footer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85" presentation:style-name="a1155" draw:name="Espace réservé du numéro de diapositive 5" svg:x="0.19685in" svg:y="7.48031in" svg:width="0.59055in" svg:height="0.59055in" presentation:class="page-number" presentation:placeholder="false">
        <draw:text-box>
          <text:p text:style-name="a1154" text:class-names="" text:cond-style-name=""><text:span text:style-name="a1153" text:class-names=""><text:page-number style:num-format="1" text:fixed="false"/></text:span></text:p>
        </draw:text-box>
        <svg:title/>
        <svg:desc/>
      </draw:frame>
      <presentation:notes style:page-layout-name="pageLayout2" draw:style-name="a1172">
        <draw:page-thumbnail svg:x="1.21063in" svg:y="0.88858in" svg:width="5.84567in" svg:height="4.38425in" presentation:class="page" draw:id="id9" presentation:style-name="a1156" draw:name="Espace réservé de l'image des diapositives 1">
          <svg:title/>
          <svg:desc/>
        </draw:page-thumbnail>
        <draw:frame draw:id="id10" presentation:style-name="a1159" draw:name="Espace réservé des notes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1" presentation:style-name="a1162" draw:name="Espace réservé de l'en-tête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2" presentation:style-name="a1165" draw:name="Espace réservé de la date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3" presentation:style-name="a1168" draw:name="Espace réservé du pied de page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4" presentation:style-name="a1171" draw:name="Espace réservé du numéro de diapositive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73">
      <draw:custom-shape svg:x="0in" svg:y="3.44488in" svg:width="10.62992in" svg:height="1.37795in" draw:id="id186" draw:layer="Master2-bg" draw:style-name="a1176" draw:name="Forme libre : forme 6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79" draw:name="Titre vertical 1" svg:x="8.07118in" svg:y="3.64236in" svg:width="2.55903in" svg:height="4.2309in" presentation:class="title" presentation:placeholder="false">
        <draw:text-box>
          <text:p text:style-name="a1178" text:class-names="" text:cond-style-name=""><text:span text:style-name="a1177" text:class-names="">Modifiez le style du titre</text:span></text:p>
        </draw:text-box>
        <svg:title/>
        <svg:desc/>
      </draw:frame>
      <draw:frame draw:id="id188" presentation:style-name="a1195" draw:name="Espace réservé du texte vertical 2" svg:x="0.3941in" svg:y="3.64236in" svg:width="7.51042in" svg:height="4.2309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>Cliquez pour modifier les styles du texte du masque</text:span></text:p>
            </text:list-item>
          </text:list>
          <text:list text:style-name="a1185">
            <text:list-item>
              <text:list text:style-name="a1185">
                <text:list-item>
                  <text:p text:style-name="a1184" text:class-names="" text:cond-style-name=""><text:span text:style-name="a1183" text:class-names="">Deuxième niveau</text:span></text:p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p text:style-name="a1187" text:class-names="" text:cond-style-name=""><text:span text:style-name="a11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1">
            <text:list-item>
              <text:list text:style-name="a1191">
                <text:list-item>
                  <text:list text:style-name="a1191">
                    <text:list-item>
                      <text:list text:style-name="a1191">
                        <text:list-item>
                          <text:p text:style-name="a1190" text:class-names="" text:cond-style-name=""><text:span text:style-name="a11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4">
            <text:list-item>
              <text:list text:style-name="a1194">
                <text:list-item>
                  <text:list text:style-name="a1194">
                    <text:list-item>
                      <text:list text:style-name="a1194">
                        <text:list-item>
                          <text:list text:style-name="a1194">
                            <text:list-item>
                              <text:p text:style-name="a1193" text:class-names="" text:cond-style-name=""><text:span text:style-name="a11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198" draw:name="Espace réservé de la date 3" svg:x="8.26772in" svg:y="7.48031in" svg:width="2.55906in" svg:height="0.59055in" presentation:class="date-time" presentation:placeholder="false">
        <draw:text-box>
          <text:p text:style-name="a1197" text:class-names="" text:cond-style-name=""><text:span text:style-name="a1196" text:class-names=""/></text:p>
        </draw:text-box>
        <svg:title/>
        <svg:desc/>
      </draw:frame>
      <draw:frame draw:id="id190" presentation:style-name="a1201" draw:name="Espace réservé du pied de page 4" svg:x="1.1811in" svg:y="7.48031in" svg:width="3.54331in" svg:height="0.59055in" presentation:class="footer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91" presentation:style-name="a1204" draw:name="Espace réservé du numéro de diapositive 5" svg:x="0.19685in" svg:y="7.48031in" svg:width="0.59055in" svg:height="0.59055in" presentation:class="page-number" presentation:placeholder="false">
        <draw:text-box>
          <text:p text:style-name="a1203" text:class-names="" text:cond-style-name=""><text:span text:style-name="a1202" text:class-names=""><text:page-number style:num-format="1" text:fixed="false"/></text:span></text:p>
        </draw:text-box>
        <svg:title/>
        <svg:desc/>
      </draw:frame>
      <presentation:notes style:page-layout-name="pageLayout2" draw:style-name="a1221">
        <draw:page-thumbnail svg:x="1.21063in" svg:y="0.88858in" svg:width="5.84567in" svg:height="4.38425in" presentation:class="page" draw:id="id9" presentation:style-name="a1205" draw:name="Espace réservé de l'image des diapositives 1">
          <svg:title/>
          <svg:desc/>
        </draw:page-thumbnail>
        <draw:frame draw:id="id10" presentation:style-name="a1208" draw:name="Espace réservé des notes 2" svg:x="0.82677in" svg:y="5.55394in" svg:width="6.61378in" svg:height="5.26142in" presentation:class="notes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1" presentation:style-name="a1211" draw:name="Espace réservé de l'en-tête 3" svg:x="0in" svg:y="0in" svg:width="3.5878in" svg:height="0.58425in" presentation:class="head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2" presentation:style-name="a1214" draw:name="Espace réservé de la date 4" svg:x="4.67953in" svg:y="0in" svg:width="3.5878in" svg:height="0.58425in" presentation:class="date-time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3" presentation:style-name="a1217" draw:name="Espace réservé du pied de page 5" svg:x="0in" svg:y="11.10827in" svg:width="3.5878in" svg:height="0.58425in" presentation:class="foot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4" presentation:style-name="a1220" draw:name="Espace réservé du numéro de diapositive 6" svg:x="4.67953in" svg:y="11.10827in" svg:width="3.5878in" svg:height="0.58425in" presentation:class="page-number" presentation:placeholder="false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2">
      <draw:frame draw:id="id192" presentation:style-name="a1225" draw:name="Espace réservé de l'en-tête 1" svg:x="0in" svg:y="0in" svg:width="3.5878in" svg:height="0.58425in" presentation:class="head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193" presentation:style-name="a1228" draw:name="Espace réservé de la date 2" svg:x="4.67953in" svg:y="0in" svg:width="3.5878in" svg:height="0.58425in" presentation:class="date-time" presentation:placeholder="false">
        <draw:text-box>
          <text:p text:style-name="a1227" text:class-names="" text:cond-style-name=""><text:span text:style-name="a1226" text:class-names=""/></text:p>
        </draw:text-box>
        <svg:title/>
        <svg:desc/>
      </draw:frame>
      <draw:frame draw:id="id194" presentation:style-name="a1231" draw:name="Espace réservé du pied de page 3" svg:x="0in" svg:y="11.10827in" svg:width="3.5878in" svg:height="0.58425in" presentation:class="footer" presentation:placeholder="false">
        <draw:text-box>
          <text:p text:style-name="a1230" text:class-names="" text:cond-style-name=""><text:span text:style-name="a1229" text:class-names=""/></text:p>
        </draw:text-box>
        <svg:title/>
        <svg:desc/>
      </draw:frame>
      <draw:frame draw:id="id195" presentation:style-name="a1234" draw:name="Espace réservé du numéro de diapositive 4" svg:x="4.67953in" svg:y="11.10827in" svg:width="3.5878in" svg:height="0.58425in" presentation:class="page-number" presentation:placeholder="false">
        <draw:text-box>
          <text:p text:style-name="a1233" text:class-names="" text:cond-style-name=""><text:span text:style-name="a12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Baptiste Bonnin</meta:initial-creator>
    <dc:creator>Arthur Laforest</dc:creator>
    <meta:creation-date>2020-04-27T16:06:58Z</meta:creation-date>
    <dc:date>2020-05-06T12:34:56Z</dc:date>
    <meta:editing-cycles>5</meta:editing-cycles>
    <meta:editing-duration>PT7919S</meta:editing-duration>
    <meta:document-statistic meta:paragraph-count="32" meta:word-count="130"/>
  </office:meta>
</office:document-meta>
</file>